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06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011cm"/>
    </style:style>
    <style:style style:name="co9" style:family="table-column">
      <style:table-column-properties fo:break-before="auto" style:column-width="2.2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08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 style:data-style-name="N1">
      <style:text-properties style:font-name="Arial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style:font-name="Arial"/>
    </style:style>
    <style:style style:name="ce12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">
      <style:table-cell-properties fo:background-color="#3faf46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hyphenate="true"/>
    </style:style>
    <style:style style:name="ce15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42" style:family="table-cell" style:parent-style-name="Default">
      <style:table-cell-properties fo:background-color="#ff6d6d"/>
      <style:text-properties style:font-name="Arial"/>
    </style:style>
    <style:style style:name="ce20" style:family="table-cell" style:parent-style-name="Default" style:data-style-name="N122">
      <style:table-cell-properties fo:background-color="#3faf46"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48" style:family="table-cell" style:parent-style-name="Default" style:data-style-name="N1">
      <style:table-cell-properties fo:background-color="#2a6099"/>
      <style:text-properties style:font-name="Arial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hyphenate="true"/>
    </style:style>
    <style:style style:name="ce68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22">
      <style:text-properties style:font-name="Ari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25" style:family="table-cell" style:parent-style-name="Default" style:data-style-name="N1">
      <style:table-cell-properties fo:background-color="transparent"/>
      <style:text-properties style:font-name="Arial"/>
    </style:style>
    <style:style style:name="ce60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ackground-color="transparent"/>
      <style:text-properties style:font-name="Ari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1" style:family="table-cell" style:parent-style-name="Default" style:data-style-name="N1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22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4" table:default-cell-style-name="ce30"/>
        <table:table-column table:style-name="co4" table:default-cell-style-name="ce36"/>
        <table:table-column table:style-name="co4" table:default-cell-style-name="ce23"/>
        <table:table-column table:style-name="co4" table:number-columns-repeated="1009" table:default-cell-style-name="ce30"/>
        <table:table-column table:style-name="co4" table:default-cell-style-name="Default"/>
        <table:table-row table:style-name="ro1">
          <table:table-cell table:style-name="ce1" office:value-type="date" office:date-value="2023-10-01" calcext:value-type="date" table:number-columns-spanned="5" table:number-rows-spanned="1">
            <text:p>1. Okt 2023</text:p>
          </table:table-cell>
          <table:covered-table-cell table:number-columns-repeated="4" table:style-name="ce16"/>
          <table:table-cell table:style-name="ce16" table:number-columns-repeated="7"/>
          <table:table-cell table:style-name="ce25"/>
          <table:table-cell table:style-name="ce28"/>
          <table:table-cell table:style-name="ce16" table:number-columns-repeated="1005"/>
          <table:table-cell table:number-columns-repeated="5"/>
        </table:table-row>
        <table:table-row table:style-name="ro1">
          <table:table-cell table:style-name="ce30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1" office:value-type="string" calcext:value-type="string">
            <text:p>Abzugswert nicht kleiner Grundlast</text:p>
          </table:table-cell>
          <table:table-cell table:style-name="ce31" office:value-type="string" calcext:value-type="string">
            <text:p>Faktor</text:p>
          </table:table-cell>
          <table:table-cell table:style-name="ce14" office:value-type="string" calcext:value-type="string">
            <text:p>Resevierungen</text:p>
          </table:table-cell>
          <table:table-cell table:style-name="ce31" office:value-type="string" calcext:value-type="string">
            <text:p>BatterVollUm</text:p>
          </table:table-cell>
          <table:table-cell table:style-name="ce27" office:value-type="string" calcext:value-type="string">
            <text:p>aktuelle Sunde</text:p>
          </table:table-cell>
          <table:table-cell table:style-name="ce44" office:value-type="string" calcext:value-type="string">
            <text:p>Schreibgrenze nach <text:span text:style-name="T3">oben</text:span></text:p>
          </table:table-cell>
          <table:table-cell table:style-name="ce44" office:value-type="string" calcext:value-type="string">
            <text:p>Schreibgrenze nach <text:span text:style-name="T3">unten</text:span></text:p>
          </table:table-cell>
          <table:table-cell table:style-name="ce44" office:value-type="string" calcext:value-type="string">
            <text:p>MaxLadung</text:p>
          </table:table-cell>
          <table:table-cell table:style-name="ce55" office:value-type="string" calcext:value-type="string" table:number-columns-spanned="7" table:number-rows-spanned="1">
            <text:p>Zwischenberechnungen</text:p>
          </table:table-cell>
          <table:covered-table-cell table:style-name="Default"/>
          <table:covered-table-cell table:style-name="ce27"/>
          <table:covered-table-cell table:style-name="ce58"/>
          <table:covered-table-cell table:style-name="ce60"/>
          <table:covered-table-cell table:number-columns-repeated="2" table:style-name="ce27"/>
          <table:table-cell table:style-name="ce27" table:number-columns-repeated="1006"/>
          <table:table-cell table:style-name="Default" table:number-columns-repeated="2"/>
          <table:table-cell/>
        </table:table-row>
        <table:table-row table:style-name="ro1">
          <table:table-cell table:style-name="ce32" office:value-type="float" office:value="3900" calcext:value-type="float">
            <text:p>3900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3000" calcext:value-type="float">
            <text:p>3000</text:p>
          </table:table-cell>
          <table:table-cell table:style-name="Default" table:number-columns-repeated="4"/>
          <table:table-cell table:style-name="ce61" table:number-columns-spanned="4" table:number-rows-spanned="1"/>
          <table:covered-table-cell table:number-columns-repeated="2" table:style-name="Default"/>
          <table:covered-table-cell table:style-name="ce63"/>
          <table:table-cell table:style-name="ce54" table:number-columns-repeated="1005"/>
          <table:table-cell table:style-name="Default" table:number-columns-repeated="2"/>
          <table:table-cell/>
        </table:table-row>
        <table:table-row table:style-name="ro3">
          <table:table-cell table:style-name="ce6" office:value-type="string" calcext:value-type="string">
            <text:p>Stunde</text:p>
          </table:table-cell>
          <table:table-cell table:style-name="ce12" office:value-type="string" calcext:value-type="string">
            <text:p>Prognose</text:p>
          </table:table-cell>
          <table:table-cell table:style-name="ce15" office:value-type="string" calcext:value-type="string">
            <text:p>Resevierungen</text:p>
          </table:table-cell>
          <table:table-cell table:style-name="ce12" office:value-type="string" calcext:value-type="string">
            <office:annotation draw:style-name="gr1" draw:text-style-name="P2" svg:width="2.899cm" svg:height="1.799cm" svg:x="10.881cm" svg:y="1.053cm" draw:caption-point-x="-0.61cm" draw:caption-point-y="1.548cm">
              <dc:date>2022-06-26T00:00:00</dc:date>
              <text:p text:style-name="P1"><text:span text:style-name="T1">Prognose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24" office:value-type="string" calcext:value-type="string">
            <text:p>Ladewert</text:p>
          </table:table-cell>
          <table:table-cell table:style-name="ce68" office:value-type="string" calcext:value-type="string">
            <text:p>Divisor</text:p>
          </table:table-cell>
          <table:table-cell table:style-name="ce68"/>
          <table:table-cell table:style-name="ce44" office:value-type="string" calcext:value-type="string">
            <text:p>Pro/akt minus Abzugswert</text:p>
          </table:table-cell>
          <table:table-cell table:style-name="ce44" office:value-type="string" calcext:value-type="string">
            <text:p>'==&gt;&gt;</text:p>
            <text:p>Durch </text:p>
            <text:p>Faktor</text:p>
          </table:table-cell>
          <table:table-cell table:style-name="ce44" office:value-type="string" calcext:value-type="string">
            <text:p>'==&gt;&gt;</text:p>
            <text:p>1.Abgleich</text:p>
          </table:table-cell>
          <table:table-cell table:style-name="ce44" office:value-type="string" calcext:value-type="string">
            <text:p>'==&gt;&gt;</text:p>
            <text:p>Grenze</text:p>
            <text:p>Unten</text:p>
          </table:table-cell>
          <table:table-cell table:style-name="ce44" office:value-type="string" calcext:value-type="string">
            <text:p>'==&gt;&gt;</text:p>
            <text:p>2.Abgleich</text:p>
          </table:table-cell>
          <table:table-cell table:style-name="ce44" office:value-type="string" calcext:value-type="string">
            <text:p>'==&gt;&gt;</text:p>
            <text:p>Grenze</text:p>
            <text:p>Oben</text:p>
          </table:table-cell>
          <table:table-cell table:style-name="ce44" office:value-type="string" calcext:value-type="string">
            <text:p>'==&gt;&gt;</text:p>
            <text:p>3.Abgleich</text:p>
          </table:table-cell>
          <table:table-cell table:style-name="Default" table:number-columns-repeated="2"/>
          <table:table-cell table:style-name="ce68"/>
          <table:table-cell table:style-name="ce51"/>
          <table:table-cell table:style-name="ce57"/>
          <table:table-cell table:style-name="ce68" table:number-columns-repeated="1004"/>
          <table:table-cell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6]&lt;[.$E$4];[.A6]&gt;=[.$D$4]);0;[.B6]-[.C6])" office:value-type="float" office:value="0" calcext:value-type="float">
            <text:p>0</text:p>
          </table:table-cell>
          <table:table-cell table:style-name="ce48" table:formula="of:=[.N6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6]-[.$A$4]&lt;0;0;IF([.D6]-[.$A$4]&gt;3000;3000;[.D6]-[.$A$4]))" office:value-type="float" office:value="0" calcext:value-type="float">
            <text:p>0</text:p>
          </table:table-cell>
          <table:table-cell table:style-name="ce36" table:formula="of:=[.H6]/[.$B$4]" office:value-type="float" office:value="0" calcext:value-type="float">
            <text:p>0</text:p>
          </table:table-cell>
          <table:table-cell table:style-name="ce36" table:formula="of:=IF([.I6]&gt;0;[.I6]-[.$J$24]/[.$J$23];0)" office:value-type="float" office:value="0" calcext:value-type="float">
            <text:p>0</text:p>
          </table:table-cell>
          <table:table-cell table:style-name="ce36" table:formula="of:=IF([.J6]&lt;=0;0;IF(AND([.J6]&lt;[.J5];[.J5]-[.J6]&lt;[.$G$4]);[.K5];[.J6]))" office:value-type="float" office:value="0" calcext:value-type="float">
            <text:p>0</text:p>
          </table:table-cell>
          <table:table-cell table:style-name="ce36" table:formula="of:=IF([.K6]&gt;0;[.K6]-[.$K$24]/[.$K$23];0)" office:value-type="float" office:value="0" calcext:value-type="float">
            <text:p>0</text:p>
          </table:table-cell>
          <table:table-cell table:formula="of:=IF([.L6]=0;0;IF(AND([.L6]&gt;[.M5];[.L6]-[.M5]&lt;[.$F$4]);[.M5];[.L6]))" office:value-type="float" office:value="0" calcext:value-type="float">
            <text:p>0</text:p>
          </table:table-cell>
          <table:table-cell table:style-name="ce36" table:formula="of:=IF([.M6]&gt;0;[.M6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7]&lt;[.$E$4];[.A7]&gt;=[.$D$4]);0;[.B7]-[.C7])" office:value-type="float" office:value="0" calcext:value-type="float">
            <text:p>0</text:p>
          </table:table-cell>
          <table:table-cell table:style-name="ce48" table:formula="of:=[.N7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7]-[.$A$4]&lt;0;0;IF([.D7]-[.$A$4]&gt;3000;3000;[.D7]-[.$A$4]))" office:value-type="float" office:value="0" calcext:value-type="float">
            <text:p>0</text:p>
          </table:table-cell>
          <table:table-cell table:style-name="ce36" table:formula="of:=[.H7]/[.$B$4]" office:value-type="float" office:value="0" calcext:value-type="float">
            <text:p>0</text:p>
          </table:table-cell>
          <table:table-cell table:style-name="ce36" table:formula="of:=IF([.I7]&gt;0;[.I7]-[.$J$24]/[.$J$23];0)" office:value-type="float" office:value="0" calcext:value-type="float">
            <text:p>0</text:p>
          </table:table-cell>
          <table:table-cell table:style-name="ce36" table:formula="of:=IF([.J7]&lt;=0;0;IF(AND([.J7]&lt;[.J6];[.J6]-[.J7]&lt;[.$G$4]);[.K6];[.J7]))" office:value-type="float" office:value="0" calcext:value-type="float">
            <text:p>0</text:p>
          </table:table-cell>
          <table:table-cell table:style-name="ce36" table:formula="of:=IF([.K7]&gt;0;[.K7]-[.$K$24]/[.$K$23];0)" office:value-type="float" office:value="0" calcext:value-type="float">
            <text:p>0</text:p>
          </table:table-cell>
          <table:table-cell table:formula="of:=IF([.L7]=0;0;IF(AND([.L7]&gt;[.M6];[.L7]-[.M6]&lt;[.$F$4]);[.M6];[.L7]))" office:value-type="float" office:value="0" calcext:value-type="float">
            <text:p>0</text:p>
          </table:table-cell>
          <table:table-cell table:style-name="ce36" table:formula="of:=IF([.M7]&gt;0;[.M7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8]&lt;[.$E$4];[.A8]&gt;=[.$D$4]);0;[.B8]-[.C8])" office:value-type="float" office:value="89" calcext:value-type="float">
            <text:p>89</text:p>
          </table:table-cell>
          <table:table-cell table:style-name="ce48" table:formula="of:=[.N8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8]-[.$A$4]&lt;0;0;IF([.D8]-[.$A$4]&gt;3000;3000;[.D8]-[.$A$4]))" office:value-type="float" office:value="0" calcext:value-type="float">
            <text:p>0</text:p>
          </table:table-cell>
          <table:table-cell table:style-name="ce36" table:formula="of:=[.H8]/[.$B$4]" office:value-type="float" office:value="0" calcext:value-type="float">
            <text:p>0</text:p>
          </table:table-cell>
          <table:table-cell table:style-name="ce36" table:formula="of:=IF([.I8]&gt;0;[.I8]-[.$J$24]/[.$J$23];0)" office:value-type="float" office:value="0" calcext:value-type="float">
            <text:p>0</text:p>
          </table:table-cell>
          <table:table-cell table:style-name="ce36" table:formula="of:=IF([.J8]&lt;=0;0;IF(AND([.J8]&lt;[.J7];[.J7]-[.J8]&lt;[.$G$4]);[.K7];[.J8]))" office:value-type="float" office:value="0" calcext:value-type="float">
            <text:p>0</text:p>
          </table:table-cell>
          <table:table-cell table:style-name="ce36" table:formula="of:=IF([.K8]&gt;0;[.K8]-[.$K$24]/[.$K$23];0)" office:value-type="float" office:value="0" calcext:value-type="float">
            <text:p>0</text:p>
          </table:table-cell>
          <table:table-cell table:formula="of:=IF([.L8]=0;0;IF(AND([.L8]&gt;[.M7];[.L8]-[.M7]&lt;[.$F$4]);[.M7];[.L8]))" office:value-type="float" office:value="0" calcext:value-type="float">
            <text:p>0</text:p>
          </table:table-cell>
          <table:table-cell table:style-name="ce36" table:formula="of:=IF([.M8]&gt;0;[.M8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9]&lt;[.$E$4];[.A9]&gt;=[.$D$4]);0;[.B9]-[.C9])" office:value-type="float" office:value="867" calcext:value-type="float">
            <text:p>867</text:p>
          </table:table-cell>
          <table:table-cell table:style-name="ce48" table:formula="of:=[.N9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9]-[.$A$4]&lt;0;0;IF([.D9]-[.$A$4]&gt;3000;3000;[.D9]-[.$A$4]))" office:value-type="float" office:value="0" calcext:value-type="float">
            <text:p>0</text:p>
          </table:table-cell>
          <table:table-cell table:style-name="ce36" table:formula="of:=[.H9]/[.$B$4]" office:value-type="float" office:value="0" calcext:value-type="float">
            <text:p>0</text:p>
          </table:table-cell>
          <table:table-cell table:style-name="ce36" table:formula="of:=IF([.I9]&gt;0;[.I9]-[.$J$24]/[.$J$23];0)" office:value-type="float" office:value="0" calcext:value-type="float">
            <text:p>0</text:p>
          </table:table-cell>
          <table:table-cell table:style-name="ce36" table:formula="of:=IF([.J9]&lt;=0;0;IF(AND([.J9]&lt;[.J8];[.J8]-[.J9]&lt;[.$G$4]);[.K8];[.J9]))" office:value-type="float" office:value="0" calcext:value-type="float">
            <text:p>0</text:p>
          </table:table-cell>
          <table:table-cell table:style-name="ce36" table:formula="of:=IF([.K9]&gt;0;[.K9]-[.$K$24]/[.$K$23];0)" office:value-type="float" office:value="0" calcext:value-type="float">
            <text:p>0</text:p>
          </table:table-cell>
          <table:table-cell table:formula="of:=IF([.L9]=0;0;IF(AND([.L9]&gt;[.M8];[.L9]-[.M8]&lt;[.$F$4]);[.M8];[.L9]))" office:value-type="float" office:value="0" calcext:value-type="float">
            <text:p>0</text:p>
          </table:table-cell>
          <table:table-cell table:style-name="ce36" table:formula="of:=IF([.M9]&gt;0;[.M9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2" office:value-type="float" office:value="2335" calcext:value-type="float">
            <text:p>2335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0]&lt;[.$E$4];[.A10]&gt;=[.$D$4]);0;[.B10]-[.C10])" office:value-type="float" office:value="2335" calcext:value-type="float">
            <text:p>2335</text:p>
          </table:table-cell>
          <table:table-cell table:style-name="ce48" table:formula="of:=[.N10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0]-[.$A$4]&lt;0;0;IF([.D10]-[.$A$4]&gt;3000;3000;[.D10]-[.$A$4]))" office:value-type="float" office:value="0" calcext:value-type="float">
            <text:p>0</text:p>
          </table:table-cell>
          <table:table-cell table:style-name="ce36" table:formula="of:=[.H10]/[.$B$4]" office:value-type="float" office:value="0" calcext:value-type="float">
            <text:p>0</text:p>
          </table:table-cell>
          <table:table-cell table:style-name="ce36" table:formula="of:=IF([.I10]&gt;0;[.I10]-[.$J$24]/[.$J$23];0)" office:value-type="float" office:value="0" calcext:value-type="float">
            <text:p>0</text:p>
          </table:table-cell>
          <table:table-cell table:style-name="ce36" table:formula="of:=IF([.J10]&lt;=0;0;IF(AND([.J10]&lt;[.J9];[.J9]-[.J10]&lt;[.$G$4]);[.K9];[.J10]))" office:value-type="float" office:value="0" calcext:value-type="float">
            <text:p>0</text:p>
          </table:table-cell>
          <table:table-cell table:style-name="ce36" table:formula="of:=IF([.K10]&gt;0;[.K10]-[.$K$24]/[.$K$23];0)" office:value-type="float" office:value="0" calcext:value-type="float">
            <text:p>0</text:p>
          </table:table-cell>
          <table:table-cell table:formula="of:=IF([.L10]=0;0;IF(AND([.L10]&gt;[.M9];[.L10]-[.M9]&lt;[.$F$4]);[.M9];[.L10]))" office:value-type="float" office:value="0" calcext:value-type="float">
            <text:p>0</text:p>
          </table:table-cell>
          <table:table-cell table:style-name="ce36" table:formula="of:=IF([.M10]&gt;0;[.M10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2" office:value-type="float" office:value="3987" calcext:value-type="float">
            <text:p>3987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1]&lt;[.$E$4];[.A11]&gt;=[.$D$4]);0;[.B11]-[.C11])" office:value-type="float" office:value="3987" calcext:value-type="float">
            <text:p>3987</text:p>
          </table:table-cell>
          <table:table-cell table:style-name="ce48" table:formula="of:=[.N11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1]-[.$A$4]&lt;0;0;IF([.D11]-[.$A$4]&gt;3000;3000;[.D11]-[.$A$4]))" office:value-type="float" office:value="87" calcext:value-type="float">
            <text:p>87</text:p>
          </table:table-cell>
          <table:table-cell table:style-name="ce36" table:formula="of:=[.H11]/[.$B$4]" office:value-type="float" office:value="29" calcext:value-type="float">
            <text:p>29</text:p>
          </table:table-cell>
          <table:table-cell table:style-name="ce36" table:formula="of:=IF([.I11]&gt;0;[.I11]-[.$J$24]/[.$J$23];0)" office:value-type="float" office:value="10.1666666666667" calcext:value-type="float">
            <text:p>10</text:p>
          </table:table-cell>
          <table:table-cell table:style-name="ce36" table:formula="of:=IF([.J11]&lt;=0;0;IF(AND([.J11]&lt;[.J10];[.J10]-[.J11]&lt;[.$G$4]);[.K10];[.J11]))" office:value-type="float" office:value="10.1666666666667" calcext:value-type="float">
            <text:p>10</text:p>
          </table:table-cell>
          <table:table-cell table:style-name="ce36" table:formula="of:=IF([.K11]&gt;0;[.K11]-[.$K$24]/[.$K$23];0)" office:value-type="float" office:value="-96.7222222222222" calcext:value-type="float">
            <text:p>-97</text:p>
          </table:table-cell>
          <table:table-cell table:formula="of:=IF([.L11]=0;0;IF(AND([.L11]&gt;[.M10];[.L11]-[.M10]&lt;[.$F$4]);[.M10];[.L11]))" office:value-type="float" office:value="-96.7222222222222" calcext:value-type="float">
            <text:p>-97</text:p>
          </table:table-cell>
          <table:table-cell table:style-name="ce36" table:formula="of:=IF([.M11]&gt;0;[.M11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2" office:value-type="float" office:value="5396" calcext:value-type="float">
            <text:p>5396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2]&lt;[.$E$4];[.A12]&gt;=[.$D$4]);0;[.B12]-[.C12])" office:value-type="float" office:value="5396" calcext:value-type="float">
            <text:p>5396</text:p>
          </table:table-cell>
          <table:table-cell table:style-name="ce48" table:formula="of:=[.N12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2]-[.$A$4]&lt;0;0;IF([.D12]-[.$A$4]&gt;3000;3000;[.D12]-[.$A$4]))" office:value-type="float" office:value="1496" calcext:value-type="float">
            <text:p>1496</text:p>
          </table:table-cell>
          <table:table-cell table:style-name="ce36" table:formula="of:=[.H12]/[.$B$4]" office:value-type="float" office:value="498.666666666667" calcext:value-type="float">
            <text:p>499</text:p>
          </table:table-cell>
          <table:table-cell table:style-name="ce36" table:formula="of:=IF([.I12]&gt;0;[.I12]-[.$J$24]/[.$J$23];0)" office:value-type="float" office:value="479.833333333333" calcext:value-type="float">
            <text:p>480</text:p>
          </table:table-cell>
          <table:table-cell table:style-name="ce36" table:formula="of:=IF([.J12]&lt;=0;0;IF(AND([.J12]&lt;[.J11];[.J11]-[.J12]&lt;[.$G$4]);[.K11];[.J12]))" office:value-type="float" office:value="479.833333333333" calcext:value-type="float">
            <text:p>480</text:p>
          </table:table-cell>
          <table:table-cell table:style-name="ce36" table:formula="of:=IF([.K12]&gt;0;[.K12]-[.$K$24]/[.$K$23];0)" office:value-type="float" office:value="372.944444444445" calcext:value-type="float">
            <text:p>373</text:p>
          </table:table-cell>
          <table:table-cell table:formula="of:=IF([.L12]=0;0;IF(AND([.L12]&gt;[.M11];[.L12]-[.M11]&lt;[.$F$4]);[.M11];[.L12]))" office:value-type="float" office:value="-96.7222222222222" calcext:value-type="float">
            <text:p>-97</text:p>
          </table:table-cell>
          <table:table-cell table:style-name="ce36" table:formula="of:=IF([.M12]&gt;0;[.M12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2" office:value-type="float" office:value="6680" calcext:value-type="float">
            <text:p>6680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3]&lt;[.$E$4];[.A13]&gt;=[.$D$4]);0;[.B13]-[.C13])" office:value-type="float" office:value="6680" calcext:value-type="float">
            <text:p>6680</text:p>
          </table:table-cell>
          <table:table-cell table:style-name="ce48" table:formula="of:=[.N13]" office:value-type="float" office:value="973.361111111111" calcext:value-type="float">
            <text:p>973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3]-[.$A$4]&lt;0;0;IF([.D13]-[.$A$4]&gt;3000;3000;[.D13]-[.$A$4]))" office:value-type="float" office:value="2780" calcext:value-type="float">
            <text:p>2780</text:p>
          </table:table-cell>
          <table:table-cell table:style-name="ce36" table:formula="of:=[.H13]/[.$B$4]" office:value-type="float" office:value="926.666666666667" calcext:value-type="float">
            <text:p>927</text:p>
          </table:table-cell>
          <table:table-cell table:style-name="ce36" table:formula="of:=IF([.I13]&gt;0;[.I13]-[.$J$24]/[.$J$23];0)" office:value-type="float" office:value="907.833333333333" calcext:value-type="float">
            <text:p>908</text:p>
          </table:table-cell>
          <table:table-cell table:style-name="ce36" table:formula="of:=IF([.J13]&lt;=0;0;IF(AND([.J13]&lt;[.J12];[.J12]-[.J13]&lt;[.$G$4]);[.K12];[.J13]))" office:value-type="float" office:value="907.833333333333" calcext:value-type="float">
            <text:p>908</text:p>
          </table:table-cell>
          <table:table-cell table:style-name="ce36" table:formula="of:=IF([.K13]&gt;0;[.K13]-[.$K$24]/[.$K$23];0)" office:value-type="float" office:value="800.944444444444" calcext:value-type="float">
            <text:p>801</text:p>
          </table:table-cell>
          <table:table-cell table:formula="of:=IF([.L13]=0;0;IF(AND([.L13]&gt;[.M12];[.L13]-[.M12]&lt;[.$F$4]);[.M12];[.L13]))" office:value-type="float" office:value="800.944444444444" calcext:value-type="float">
            <text:p>801</text:p>
          </table:table-cell>
          <table:table-cell table:style-name="ce36" table:formula="of:=IF([.M13]&gt;0;[.M13]-[.$M$24]/[.$M$23];0)" office:value-type="float" office:value="973.361111111111" calcext:value-type="float">
            <text:p>973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2" office:value-type="float" office:value="7148" calcext:value-type="float">
            <text:p>7148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4]&lt;[.$E$4];[.A14]&gt;=[.$D$4]);0;[.B14]-[.C14])" office:value-type="float" office:value="7148" calcext:value-type="float">
            <text:p>7148</text:p>
          </table:table-cell>
          <table:table-cell table:style-name="ce48" table:formula="of:=[.N14]" office:value-type="float" office:value="973.361111111111" calcext:value-type="float">
            <text:p>973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4]-[.$A$4]&lt;0;0;IF([.D14]-[.$A$4]&gt;3000;3000;[.D14]-[.$A$4]))" office:value-type="float" office:value="3000" calcext:value-type="float">
            <text:p>3000</text:p>
          </table:table-cell>
          <table:table-cell table:style-name="ce36" table:formula="of:=[.H14]/[.$B$4]" office:value-type="float" office:value="1000" calcext:value-type="float">
            <text:p>1000</text:p>
          </table:table-cell>
          <table:table-cell table:style-name="ce36" table:formula="of:=IF([.I14]&gt;0;[.I14]-[.$J$24]/[.$J$23];0)" office:value-type="float" office:value="981.166666666667" calcext:value-type="float">
            <text:p>981</text:p>
          </table:table-cell>
          <table:table-cell table:style-name="ce36" table:formula="of:=IF([.J14]&lt;=0;0;IF(AND([.J14]&lt;[.J13];[.J13]-[.J14]&lt;[.$G$4]);[.K13];[.J14]))" office:value-type="float" office:value="981.166666666667" calcext:value-type="float">
            <text:p>981</text:p>
          </table:table-cell>
          <table:table-cell table:style-name="ce36" table:formula="of:=IF([.K14]&gt;0;[.K14]-[.$K$24]/[.$K$23];0)" office:value-type="float" office:value="874.277777777778" calcext:value-type="float">
            <text:p>874</text:p>
          </table:table-cell>
          <table:table-cell table:formula="of:=IF([.L14]=0;0;IF(AND([.L14]&gt;[.M13];[.L14]-[.M13]&lt;[.$F$4]);[.M13];[.L14]))" office:value-type="float" office:value="800.944444444444" calcext:value-type="float">
            <text:p>801</text:p>
          </table:table-cell>
          <table:table-cell table:style-name="ce36" table:formula="of:=IF([.M14]&gt;0;[.M14]-[.$M$24]/[.$M$23];0)" office:value-type="float" office:value="973.361111111111" calcext:value-type="float">
            <text:p>973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2" office:value-type="float" office:value="6508" calcext:value-type="float">
            <text:p>6508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5]&lt;[.$E$4];[.A15]&gt;=[.$D$4]);0;[.B15]-[.C15])" office:value-type="float" office:value="6508" calcext:value-type="float">
            <text:p>6508</text:p>
          </table:table-cell>
          <table:table-cell table:style-name="ce48" table:formula="of:=[.N15]" office:value-type="float" office:value="973.361111111111" calcext:value-type="float">
            <text:p>973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5]-[.$A$4]&lt;0;0;IF([.D15]-[.$A$4]&gt;3000;3000;[.D15]-[.$A$4]))" office:value-type="float" office:value="2608" calcext:value-type="float">
            <text:p>2608</text:p>
          </table:table-cell>
          <table:table-cell table:style-name="ce36" table:formula="of:=[.H15]/[.$B$4]" office:value-type="float" office:value="869.333333333333" calcext:value-type="float">
            <text:p>869</text:p>
          </table:table-cell>
          <table:table-cell table:style-name="ce36" table:formula="of:=IF([.I15]&gt;0;[.I15]-[.$J$24]/[.$J$23];0)" office:value-type="float" office:value="850.5" calcext:value-type="float">
            <text:p>851</text:p>
          </table:table-cell>
          <table:table-cell table:style-name="ce36" table:formula="of:=IF([.J15]&lt;=0;0;IF(AND([.J15]&lt;[.J14];[.J14]-[.J15]&lt;[.$G$4]);[.K14];[.J15]))" office:value-type="float" office:value="981.166666666667" calcext:value-type="float">
            <text:p>981</text:p>
          </table:table-cell>
          <table:table-cell table:style-name="ce36" table:formula="of:=IF([.K15]&gt;0;[.K15]-[.$K$24]/[.$K$23];0)" office:value-type="float" office:value="874.277777777778" calcext:value-type="float">
            <text:p>874</text:p>
          </table:table-cell>
          <table:table-cell table:formula="of:=IF([.L15]=0;0;IF(AND([.L15]&gt;[.M14];[.L15]-[.M14]&lt;[.$F$4]);[.M14];[.L15]))" office:value-type="float" office:value="800.944444444444" calcext:value-type="float">
            <text:p>801</text:p>
          </table:table-cell>
          <table:table-cell table:style-name="ce36" table:formula="of:=IF([.M15]&gt;0;[.M15]-[.$M$24]/[.$M$23];0)" office:value-type="float" office:value="973.361111111111" calcext:value-type="float">
            <text:p>973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2" office:value-type="float" office:value="5368" calcext:value-type="float">
            <text:p>5368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6]&lt;[.$E$4];[.A16]&gt;=[.$D$4]);0;[.B16]-[.C16])" office:value-type="float" office:value="5368" calcext:value-type="float">
            <text:p>5368</text:p>
          </table:table-cell>
          <table:table-cell table:style-name="ce48" table:formula="of:=[.N16]" office:value-type="float" office:value="973.361111111111" calcext:value-type="float">
            <text:p>973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6]-[.$A$4]&lt;0;0;IF([.D16]-[.$A$4]&gt;3000;3000;[.D16]-[.$A$4]))" office:value-type="float" office:value="1468" calcext:value-type="float">
            <text:p>1468</text:p>
          </table:table-cell>
          <table:table-cell table:style-name="ce36" table:formula="of:=[.H16]/[.$B$4]" office:value-type="float" office:value="489.333333333333" calcext:value-type="float">
            <text:p>489</text:p>
          </table:table-cell>
          <table:table-cell table:style-name="ce36" table:formula="of:=IF([.I16]&gt;0;[.I16]-[.$J$24]/[.$J$23];0)" office:value-type="float" office:value="470.5" calcext:value-type="float">
            <text:p>471</text:p>
          </table:table-cell>
          <table:table-cell table:style-name="ce36" table:formula="of:=IF([.J16]&lt;=0;0;IF(AND([.J16]&lt;[.J15];[.J15]-[.J16]&lt;[.$G$4]);[.K15];[.J16]))" office:value-type="float" office:value="981.166666666667" calcext:value-type="float">
            <text:p>981</text:p>
          </table:table-cell>
          <table:table-cell table:style-name="ce36" table:formula="of:=IF([.K16]&gt;0;[.K16]-[.$K$24]/[.$K$23];0)" office:value-type="float" office:value="874.277777777778" calcext:value-type="float">
            <text:p>874</text:p>
          </table:table-cell>
          <table:table-cell table:formula="of:=IF([.L16]=0;0;IF(AND([.L16]&gt;[.M15];[.L16]-[.M15]&lt;[.$F$4]);[.M15];[.L16]))" office:value-type="float" office:value="800.944444444444" calcext:value-type="float">
            <text:p>801</text:p>
          </table:table-cell>
          <table:table-cell table:style-name="ce36" table:formula="of:=IF([.M16]&gt;0;[.M16]-[.$M$24]/[.$M$23];0)" office:value-type="float" office:value="973.361111111111" calcext:value-type="float">
            <text:p>973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2" office:value-type="float" office:value="3493" calcext:value-type="float">
            <text:p>3493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17]&lt;[.$E$4];[.A17]&gt;=[.$D$4]);0;[.B17]-[.C17])" office:value-type="float" office:value="0" calcext:value-type="float">
            <text:p>0</text:p>
          </table:table-cell>
          <table:table-cell table:style-name="ce48" table:formula="of:=[.N17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/>
          <table:table-cell table:formula="of:=IF([.D17]-[.$A$4]&lt;0;0;IF([.D17]-[.$A$4]&gt;3000;3000;[.D17]-[.$A$4]))" office:value-type="float" office:value="0" calcext:value-type="float">
            <text:p>0</text:p>
          </table:table-cell>
          <table:table-cell table:style-name="ce36" table:formula="of:=[.H17]/[.$B$4]" office:value-type="float" office:value="0" calcext:value-type="float">
            <text:p>0</text:p>
          </table:table-cell>
          <table:table-cell table:style-name="ce36" table:formula="of:=IF([.I17]&gt;0;[.I17]-[.$J$24]/[.$J$23];0)" office:value-type="float" office:value="0" calcext:value-type="float">
            <text:p>0</text:p>
          </table:table-cell>
          <table:table-cell table:style-name="ce36" table:formula="of:=IF([.J17]&lt;=0;0;IF(AND([.J17]&lt;[.J16];[.J16]-[.J17]&lt;[.$G$4]);[.K16];[.J17]))" office:value-type="float" office:value="0" calcext:value-type="float">
            <text:p>0</text:p>
          </table:table-cell>
          <table:table-cell table:style-name="ce36" table:formula="of:=IF([.K17]&gt;0;[.K17]-[.$K$24]/[.$K$23];0)" office:value-type="float" office:value="0" calcext:value-type="float">
            <text:p>0</text:p>
          </table:table-cell>
          <table:table-cell table:formula="of:=IF([.L17]=0;0;IF(AND([.L17]&gt;[.L16];[.L16]-[.L17]&lt;[.$F$4]);[.M16];[.L17]))" office:value-type="float" office:value="0" calcext:value-type="float">
            <text:p>0</text:p>
          </table:table-cell>
          <table:table-cell table:style-name="ce36" table:formula="of:=IF([.M17]&gt;0;[.M17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18]&lt;[.$E$4];[.A18]&gt;=[.$D$4]);0;[.B18]-[.C18])" office:value-type="float" office:value="0" calcext:value-type="float">
            <text:p>0</text:p>
          </table:table-cell>
          <table:table-cell table:style-name="ce48" table:formula="of:=[.N18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 table:style-name="Default"/>
          <table:table-cell table:formula="of:=IF([.D18]-[.$A$4]&lt;0;0;IF([.D18]-[.$A$4]&gt;3000;3000;[.D18]-[.$A$4]))" office:value-type="float" office:value="0" calcext:value-type="float">
            <text:p>0</text:p>
          </table:table-cell>
          <table:table-cell table:style-name="ce36" table:formula="of:=[.H18]/[.$B$4]" office:value-type="float" office:value="0" calcext:value-type="float">
            <text:p>0</text:p>
          </table:table-cell>
          <table:table-cell table:style-name="ce36" table:formula="of:=IF([.I18]&gt;0;[.I18]-[.$J$24]/[.$J$23];0)" office:value-type="float" office:value="0" calcext:value-type="float">
            <text:p>0</text:p>
          </table:table-cell>
          <table:table-cell table:style-name="ce36" table:formula="of:=IF([.J18]&lt;=0;0;IF(AND([.J18]&lt;[.J17];[.J17]-[.J18]&lt;[.$G$4]);[.K17];[.J18]))" office:value-type="float" office:value="0" calcext:value-type="float">
            <text:p>0</text:p>
          </table:table-cell>
          <table:table-cell table:style-name="ce36" table:formula="of:=IF([.K18]&gt;0;[.K18]-[.$K$24]/[.$K$23];0)" office:value-type="float" office:value="0" calcext:value-type="float">
            <text:p>0</text:p>
          </table:table-cell>
          <table:table-cell table:formula="of:=IF([.L18]=0;0;IF(AND([.L18]&gt;[.L17];[.L17]-[.L18]&lt;[.$F$4]);[.M17];[.L18]))" office:value-type="float" office:value="0" calcext:value-type="float">
            <text:p>0</text:p>
          </table:table-cell>
          <table:table-cell table:style-name="ce36" table:formula="of:=IF([.M18]&gt;0;[.M18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19]&lt;[.$E$4];[.A19]&gt;=[.$D$4]);0;[.B19]-[.C19])" office:value-type="float" office:value="0" calcext:value-type="float">
            <text:p>0</text:p>
          </table:table-cell>
          <table:table-cell table:style-name="ce48" table:formula="of:=[.N19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 table:style-name="Default"/>
          <table:table-cell table:formula="of:=IF([.D19]-[.$A$4]&lt;0;0;IF([.D19]-[.$A$4]&gt;3000;3000;[.D19]-[.$A$4]))" office:value-type="float" office:value="0" calcext:value-type="float">
            <text:p>0</text:p>
          </table:table-cell>
          <table:table-cell table:style-name="ce36" table:formula="of:=[.H19]/[.$B$4]" office:value-type="float" office:value="0" calcext:value-type="float">
            <text:p>0</text:p>
          </table:table-cell>
          <table:table-cell table:style-name="ce36" table:formula="of:=IF([.I19]&gt;0;[.I19]-[.$J$24]/[.$J$23];0)" office:value-type="float" office:value="0" calcext:value-type="float">
            <text:p>0</text:p>
          </table:table-cell>
          <table:table-cell table:style-name="ce36" table:formula="of:=IF([.J19]&lt;=0;0;IF(AND([.J19]&lt;[.J18];[.J18]-[.J19]&lt;[.$G$4]);[.K18];[.J19]))" office:value-type="float" office:value="0" calcext:value-type="float">
            <text:p>0</text:p>
          </table:table-cell>
          <table:table-cell table:style-name="ce36" table:formula="of:=IF([.K19]&gt;0;[.K19]-[.$K$24]/[.$K$23];0)" office:value-type="float" office:value="0" calcext:value-type="float">
            <text:p>0</text:p>
          </table:table-cell>
          <table:table-cell table:formula="of:=IF([.L19]=0;0;IF(AND([.L19]&gt;[.L18];[.L18]-[.L19]&lt;[.$F$4]);[.M18];[.L19]))" office:value-type="float" office:value="0" calcext:value-type="float">
            <text:p>0</text:p>
          </table:table-cell>
          <table:table-cell table:style-name="ce36" table:formula="of:=IF([.M19]&gt;0;[.M19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formula="of:=IF(OR([.A20]&lt;[.$E$4];[.A20]&gt;=[.$D$4]);0;[.B20]-[.C20])" office:value-type="float" office:value="0" calcext:value-type="float">
            <text:p>0</text:p>
          </table:table-cell>
          <table:table-cell table:style-name="ce48" table:formula="of:=[.N20]" office:value-type="float" office:value="0" calcext:value-type="float">
            <text:p>0</text:p>
          </table:table-cell>
          <table:table-cell table:formula="of:=[.$B$4]" office:value-type="float" office:value="3" calcext:value-type="float">
            <text:p>3</text:p>
          </table:table-cell>
          <table:table-cell table:style-name="Default"/>
          <table:table-cell table:formula="of:=IF([.D20]-[.$A$4]&lt;0;0;IF([.D20]-[.$A$4]&gt;3000;3000;[.D20]-[.$A$4]))" office:value-type="float" office:value="0" calcext:value-type="float">
            <text:p>0</text:p>
          </table:table-cell>
          <table:table-cell table:style-name="ce36" table:formula="of:=[.H20]/[.$B$4]" office:value-type="float" office:value="0" calcext:value-type="float">
            <text:p>0</text:p>
          </table:table-cell>
          <table:table-cell table:style-name="ce36" table:formula="of:=IF([.I20]&gt;0;[.I20]-[.$J$24]/[.$J$23];0)" office:value-type="float" office:value="0" calcext:value-type="float">
            <text:p>0</text:p>
          </table:table-cell>
          <table:table-cell table:style-name="ce36" table:formula="of:=IF([.J20]&lt;=0;0;IF(AND([.J20]&lt;[.J19];[.J19]-[.J20]&lt;[.$G$4]);[.K19];[.J20]))" office:value-type="float" office:value="0" calcext:value-type="float">
            <text:p>0</text:p>
          </table:table-cell>
          <table:table-cell table:style-name="ce36" table:formula="of:=IF([.K20]&gt;0;[.K20]-[.$K$24]/[.$K$23];0)" office:value-type="float" office:value="0" calcext:value-type="float">
            <text:p>0</text:p>
          </table:table-cell>
          <table:table-cell table:formula="of:=IF([.L20]=0;0;IF(AND([.L20]&gt;[.L19];[.L19]-[.L20]&lt;[.$F$4]);[.M19];[.L20]))" office:value-type="float" office:value="0" calcext:value-type="float">
            <text:p>0</text:p>
          </table:table-cell>
          <table:table-cell table:style-name="ce36" table:formula="of:=IF([.M20]&gt;0;[.M20]-[.$M$24]/[.$M$23]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/>
          <table:table-cell table:style-name="ce41" table:formula="of:=SUM([.B5:.B20])" office:value-type="float" office:value="41871" calcext:value-type="float">
            <text:p>41871</text:p>
          </table:table-cell>
          <table:table-cell table:style-name="ce41" table:formula="of:=SUM([.C6:.C20])" office:value-type="float" office:value="0" calcext:value-type="float">
            <text:p>0</text:p>
          </table:table-cell>
          <table:table-cell table:style-name="ce41" table:formula="of:=SUM([.D6:.D20])" office:value-type="float" office:value="38378" calcext:value-type="float">
            <text:p>38378</text:p>
          </table:table-cell>
          <table:table-cell table:style-name="ce41" table:formula="of:=SUM([.E6:.E20])" office:value-type="float" office:value="3893.44444444444" calcext:value-type="float">
            <text:p>3893</text:p>
          </table:table-cell>
          <table:table-cell/>
          <table:table-cell table:style-name="Default"/>
          <table:table-cell/>
          <table:table-cell table:style-name="ce36" table:formula="of:=SUM([.I6:.I20])" office:value-type="float" office:value="3813" calcext:value-type="float">
            <text:p>3813</text:p>
          </table:table-cell>
          <table:table-cell table:formula="of:=SUM([.J6:.J20])" office:value-type="float" office:value="3700" calcext:value-type="float">
            <text:p>3700</text:p>
          </table:table-cell>
          <table:table-cell table:formula="of:=SUM([.K6:.K20])" office:value-type="float" office:value="4341.33333333333" calcext:value-type="float">
            <text:p>4341,33333333333</text:p>
          </table:table-cell>
          <table:table-cell table:formula="of:=SUM([.L6:.L20])" office:value-type="float" office:value="3700" calcext:value-type="float">
            <text:p>3700</text:p>
          </table:table-cell>
          <table:table-cell table:formula="of:=SUM([.M6:.M20])" office:value-type="float" office:value="3010.33333333333" calcext:value-type="float">
            <text:p>3010</text:p>
          </table:table-cell>
          <table:table-cell table:style-name="ce36" table:formula="of:=SUM([.N6:.N20])" office:value-type="float" office:value="3893.44444444444" calcext:value-type="float">
            <text:p>3893</text:p>
          </table:table-cell>
          <table:table-cell/>
          <table:table-cell table:style-name="ce36"/>
          <table:table-cell table:style-name="ce23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4"/>
          <table:table-cell table:style-name="ce30"/>
          <table:table-cell table:style-name="Default"/>
          <table:table-cell/>
          <table:table-cell table:style-name="ce36"/>
          <table:table-cell table:style-name="ce23"/>
          <table:table-cell table:number-columns-repeated="1006"/>
          <table:table-cell table:style-name="ce30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erteilanzahl</text:p>
          </table:table-cell>
          <table:table-cell table:formula="of:=COUNTIF([.I6:.I20];&quot;&gt;0&quot;)" office:value-type="float" office:value="6" calcext:value-type="float">
            <text:p>6</text:p>
          </table:table-cell>
          <table:table-cell table:formula="of:=COUNTIF([.J6:.J20];&quot;&gt;0&quot;)" office:value-type="float" office:value="6" calcext:value-type="float">
            <text:p>6</text:p>
          </table:table-cell>
          <table:table-cell/>
          <table:table-cell table:style-name="ce30" table:formula="of:=COUNTIF([.M6:.M20];&quot;&gt;0&quot;)" office:value-type="float" office:value="4" calcext:value-type="float">
            <text:p>4</text:p>
          </table:table-cell>
          <table:table-cell table:style-name="ce36"/>
          <table:table-cell table:style-name="ce23"/>
          <table:table-cell table:number-columns-repeated="1009"/>
        </table:table-row>
        <table:table-row table:style-name="ro4">
          <table:table-cell table:style-name="ce37" office:value-type="string" calcext:value-type="string">
            <text:p>Batteriekapazität</text:p>
          </table:table-cell>
          <table:table-cell table:style-name="ce36" office:value-type="string" calcext:value-type="string">
            <text:p>„BattKapa“</text:p>
          </table:table-cell>
          <table:table-cell table:style-name="ce42" office:value-type="float" office:value="3700" calcext:value-type="float">
            <text:p>3700</text:p>
          </table:table-cell>
          <table:table-cell table:style-name="ce41" table:formula="of:=[.I21]" office:value-type="float" office:value="3813" calcext:value-type="float">
            <text:p>3813</text:p>
          </table:table-cell>
          <table:table-cell table:style-name="ce41" table:formula="of:=[.E21]" office:value-type="float" office:value="3893.44444444444" calcext:value-type="float">
            <text:p>3893</text:p>
          </table:table-cell>
          <table:table-cell table:style-name="ce23"/>
          <table:table-cell table:style-name="Default"/>
          <table:table-cell/>
          <table:table-cell table:style-name="Default" office:value-type="string" calcext:value-type="string">
            <text:p>Differenz</text:p>
          </table:table-cell>
          <table:table-cell table:style-name="ce23" table:formula="of:=[.I$21]-[.$C$24]" office:value-type="float" office:value="113" calcext:value-type="float">
            <text:p>113</text:p>
          </table:table-cell>
          <table:table-cell table:style-name="ce23" table:formula="of:=[.K$21]-[.$C$24]" office:value-type="float" office:value="641.333333333333" calcext:value-type="float">
            <text:p>641</text:p>
          </table:table-cell>
          <table:table-cell table:style-name="ce23"/>
          <table:table-cell table:style-name="ce23" table:formula="of:=[.M$21]-[.$C$24]" office:value-type="float" office:value="-689.666666666667" calcext:value-type="float">
            <text:p>-690</text:p>
          </table:table-cell>
          <table:table-cell table:style-name="ce36"/>
          <table:table-cell table:style-name="ce23"/>
          <table:table-cell table:number-columns-repeated="1009"/>
        </table:table-row>
        <table:table-row table:style-name="ro5">
          <table:table-cell table:number-columns-repeated="2"/>
          <table:table-cell table:style-name="Default"/>
          <table:table-cell table:style-name="ce20" table:formula="of:=[.D24]-[.C24]" office:value-type="float" office:value="113" calcext:value-type="float">
            <text:p>113</text:p>
          </table:table-cell>
          <table:table-cell table:style-name="ce20" table:formula="of:=[.E24]-[.C24]" office:value-type="float" office:value="193.444444444444" calcext:value-type="float">
            <text:p>193</text:p>
          </table:table-cell>
          <table:table-cell table:style-name="ce23"/>
          <table:table-cell table:style-name="Default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7" office:value-type="string" calcext:value-type="string">
            <text:p>Werte sollte ca. 0 sein 0</text:p>
          </table:table-cell>
          <table:table-cell table:style-name="ce27" office:value-type="string" calcext:value-type="string">
            <text:p>Wert=0 bei Grundlast</text:p>
          </table:table-cell>
          <table:table-cell table:style-name="ce27"/>
          <table:table-cell table:style-name="Default"/>
          <table:table-cell table:number-columns-repeated="2"/>
          <table:table-cell table:style-name="Default" table:number-columns-repeated="2"/>
          <table:table-cell table:style-name="ce36"/>
          <table:table-cell table:style-name="ce23"/>
          <table:table-cell table:style-name="ce30"/>
          <table:table-cell table:number-columns-repeated="1008"/>
          <table:table-cell table:style-name="Default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1011"/>
        </table:table-row>
        <table:table-row table:style-name="ro1">
          <table:table-cell table:style-name="ce10" office:value-type="string" calcext:value-type="string">
            <text:p>Erklärung:</text:p>
          </table:table-cell>
          <table:table-cell table:number-columns-repeated="8"/>
          <table:table-cell table:style-name="ce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Wenn alle <text:span text:style-name="T2">roten</text:span> Felder ausgefüllt werden, kann man die jeweiligen Ladewerte anlesen</text:p>
          </table:table-cell>
          <table:table-cell table:number-columns-repeated="8"/>
          <table:table-cell table:style-name="ce23" table:number-columns-repeated="4"/>
          <table:table-cell table:number-columns-repeated="1011"/>
        </table:table-row>
        <table:table-row table:style-name="ro1" table:number-rows-repeated="11">
          <table:table-cell table:number-columns-repeated="9"/>
          <table:table-cell table:style-name="ce23" table:number-columns-repeated="4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10:51:04.5606541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256" meta:object-count="0"/>
  </office:meta>
</office:document-meta>
</file>